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2" svg:font-family="'Lohit Hindi'"/>
    <style:font-face style:name="OpenSymbol" svg:font-family="OpenSymbol"/>
    <style:font-face style:name="DejaVu Sans" svg:font-family="'DejaVu Sans'" style:font-family-generic="roman"/>
    <style:font-face style:name="FreeSans" svg:font-family="FreeSans" style:font-family-generic="roman"/>
    <style:font-face style:name="Lohit Hindi" svg:font-family="'Lohit Hindi'" style:font-family-generic="roman"/>
    <style:font-face style:name="Lucida Sans Unicode" svg:font-family="'Lucida Sans Unicode'" style:font-family-generic="roman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42aa44" officeooo:paragraph-rsid="0040342c"/>
    </style:style>
    <style:style style:name="P2" style:family="paragraph" style:parent-style-name="Standard">
      <style:text-properties officeooo:rsid="003eba8a" officeooo:paragraph-rsid="0040342c"/>
    </style:style>
    <style:style style:name="P3" style:family="paragraph" style:parent-style-name="Heading_20_2">
      <style:text-properties officeooo:paragraph-rsid="0040342c"/>
    </style:style>
    <style:style style:name="P4" style:family="paragraph" style:parent-style-name="Heading_20_2">
      <style:text-properties officeooo:rsid="002ee91a" officeooo:paragraph-rsid="002ee91a"/>
    </style:style>
    <style:style style:name="P5" style:family="paragraph" style:parent-style-name="Heading_20_2">
      <style:text-properties officeooo:rsid="00388d17" officeooo:paragraph-rsid="0040342c"/>
    </style:style>
    <style:style style:name="P6" style:family="paragraph" style:parent-style-name="Standard" style:list-style-name="L1">
      <style:text-properties officeooo:rsid="0048aeb6" officeooo:paragraph-rsid="0040342c"/>
    </style:style>
    <style:style style:name="P7" style:family="paragraph" style:parent-style-name="Standard" style:list-style-name="L1">
      <style:text-properties officeooo:rsid="00434f5e" officeooo:paragraph-rsid="00434f5e"/>
    </style:style>
    <style:style style:name="P8" style:family="paragraph" style:parent-style-name="Standard" style:list-style-name="L1">
      <style:text-properties officeooo:rsid="004309da" officeooo:paragraph-rsid="004309da"/>
    </style:style>
    <style:style style:name="P9" style:family="paragraph" style:parent-style-name="Standard" style:list-style-name="L1">
      <style:text-properties officeooo:rsid="0040342c" officeooo:paragraph-rsid="0040342c"/>
    </style:style>
    <style:style style:name="T1" style:family="text">
      <style:text-properties officeooo:rsid="0048aeb6"/>
    </style:style>
    <style:style style:name="T2" style:family="text">
      <style:text-properties officeooo:rsid="0040342c"/>
    </style:style>
    <style:style style:name="T3" style:family="text">
      <style:text-properties officeooo:rsid="00403ce7"/>
    </style:style>
    <style:style style:name="T4" style:family="text">
      <style:text-properties officeooo:rsid="0040e26b"/>
    </style:style>
    <style:style style:name="T5" style:family="text">
      <style:text-properties officeooo:rsid="004309da"/>
    </style:style>
    <style:style style:name="T6" style:family="text">
      <style:text-properties officeooo:rsid="00448b9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P<text:span text:style-name="T5">4</text:span> : <text:span text:style-name="T2">Beats <text:s/></text:span></text:h>
      <text:p text:style-name="Standard"/>
      <text:h text:style-name="P3" text:outline-level="2"><text:span text:style-name="T6">4</text:span>.<text:span text:style-name="T2">1</text:span> Metrics <text:span text:style-name="T2">beats</text:span></text:h>
      <text:p text:style-name="P1"/>
      <text:p text:style-name="P2">Dans ce<text:span text:style-name="T2">tte partie</text:span>, nous mettons en place <text:span text:style-name="T1">metricbeats afin qu’il alimente directement ElasticSearch</text:span>. </text:p>
      <text:list xml:id="list799250363186166154" text:style-name="L1">
        <text:list-item>
          <text:p text:style-name="P6">Récupérer une distribution de metric beats</text:p>
        </text:list-item>
        <text:list-item>
          <text:p text:style-name="P7">Configurer :</text:p>
          <text:list>
            <text:list-item>
              <text:p text:style-name="P8">Activer uniquement le module système dans la configuration</text:p>
            </text:list-item>
            <text:list-item>
              <text:p text:style-name="P8">Configurer le cluster ELS et la répartition de charge</text:p>
            </text:list-item>
            <text:list-item>
              <text:p text:style-name="P8">Exclure des informations particulières (voir doc en ligne)</text:p>
            </text:list-item>
            <text:list-item>
              <text:p text:style-name="P8">Activer le mode DEBUG des traces</text:p>
            </text:list-item>
            <text:list-item>
              <text:p text:style-name="P7">Configurer les index créés afin qu’il aient 2 shards et 1 réplique</text:p>
            </text:list-item>
          </text:list>
        </text:list-item>
        <text:list-item>
          <text:p text:style-name="P9">Démarrer metricbeats</text:p>
        </text:list-item>
        <text:list-item>
          <text:p text:style-name="P9">Vérifier dans ElasticSearch que des données apparaissent <text:span text:style-name="T3">et que le mapping est satisfaisant</text:span></text:p>
        </text:list-item>
        <text:list-item>
          <text:p text:style-name="P7">Vérifier dans Kibana que les tableaux de bord ont été importés</text:p>
        </text:list-item>
      </text:list>
      <text:h text:style-name="P4" text:outline-level="2"/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2" svg:font-family="'Lohit Hindi'"/>
    <style:font-face style:name="OpenSymbol" svg:font-family="OpenSymbol"/>
    <style:font-face style:name="DejaVu Sans" svg:font-family="'DejaVu Sans'" style:font-family-generic="roman"/>
    <style:font-face style:name="FreeSans" svg:font-family="FreeSans" style:font-family-generic="roman"/>
    <style:font-face style:name="Lohit Hindi" svg:font-family="'Lohit Hindi'" style:font-family-generic="roman"/>
    <style:font-face style:name="Lucida Sans Unicode" svg:font-family="'Lucida Sans Unicode'" style:font-family-generic="roman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Objet_20_avec_20_flèche" style:display-name="Objet avec flèch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Objet_20_avec_20_ombre" style:display-name="Objet avec ombr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Objet_20_sans_20_remplissage" style:display-name="Objet sans remplissag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Objet_20_sans_20_remplissage_20_et_20_sans_20_ligne" style:display-name="Objet sans remplissage et sans lign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Corps_20_de_20_texte_20_justifié" style:display-name="Corps de texte justifié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re_20_principal1" style:display-name="Titre principal1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24pt" style:font-name-asian="DejaVu Sans1" style:font-family-asian="'DejaVu Sans'" style:font-family-generic-asian="system" style:font-pitch-asian="variable" style:font-size-asian="24pt" style:font-name-complex="Liberation Sans" style:font-family-complex="'Liberation Sans'" style:font-family-generic-complex="system" style:font-pitch-complex="variable" style:font-size-complex="12pt"/>
    </style:style>
    <style:style style:name="Titre_20_principal2" style:display-name="Titre principal2" style:family="paragraph" style:default-outline-level="">
      <style:paragraph-properties fo:margin-left="0cm" fo:margin-right="0.199cm" fo:margin-top="0.101cm" fo:margin-bottom="0.101cm" loext:contextual-spacing="false" fo:text-align="center" style:justify-single-word="false" fo:orphans="2" fo:widows="2" fo:text-indent="0cm" style:auto-text-indent="false" style:writing-mode="lr-tb"/>
      <style:text-properties style:font-name="Times New Roman" fo:font-family="'Times New Roman'" style:font-family-generic="roman" style:font-pitch="variable" fo:font-size="36pt" style:font-name-asian="DejaVu Sans1" style:font-family-asian="'DejaVu Sans'" style:font-family-generic-asian="system" style:font-pitch-asian="variable" style:font-size-asian="36pt" style:font-name-complex="Liberation Sans" style:font-family-complex="'Liberation Sans'" style:font-family-generic-complex="system" style:font-pitch-complex="variable" style:font-size-complex="12pt"/>
    </style:style>
    <style:style style:name="Titre1" style:family="paragraph" style:default-outline-level="">
      <style:paragraph-properties fo:margin-top="0.42cm" fo:margin-bottom="0.21cm" loext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Liberation Sans" style:font-family-complex="'Liberation Sans'" style:font-family-generic-complex="system" style:font-pitch-complex="variable" style:font-size-complex="12pt"/>
    </style:style>
    <style:style style:name="Titre2" style:family="paragraph" style:default-outline-level="">
      <style:paragraph-properties fo:margin-top="0.42cm" fo:margin-bottom="0.21cm" loext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fo:font-style="italic" fo:font-weight="bold" style:font-name-asian="DejaVu Sans1" style:font-family-asian="'DejaVu Sans'" style:font-family-generic-asian="system" style:font-pitch-asian="variable" style:font-size-asian="14pt" style:font-style-asian="italic" style:font-weight-asian="bold" style:font-name-complex="Liberation Sans" style:font-family-complex="'Liberation Sans'" style:font-family-generic-complex="system" style:font-pitch-complex="variable" style:font-size-complex="12pt"/>
    </style:style>
    <style:style style:name="Ligne_20_de_20_cote" style:display-name="Ligne de co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Standard_7e_LT_7e_Gliederung_20_1" style:display-name="Standard~LT~Gliederung 1" style:family="paragraph" style:default-outline-level="">
      <style:paragraph-properties fo:margin-left="0.953cm" fo:margin-right="0cm" fo:margin-top="0cm" fo:margin-bottom="0.503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left="2.064cm" fo:margin-right="0cm" fo:margin-top="0cm" fo:margin-bottom="0.4cm" loext:contextual-spacing="false" fo:text-align="start" style:justify-single-word="false" fo:text-indent="0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left="3.175cm" fo:margin-right="0cm" fo:margin-top="0cm" fo:margin-bottom="0.3cm" loext:contextual-spacing="false" fo:text-align="start" style:justify-single-word="false" fo:text-indent="0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left="4.445cm" fo:margin-right="0cm" fo:margin-top="0cm" fo:margin-bottom="0.203cm" loext:contextual-spacing="false" fo:text-align="start" style:justify-single-word="false" fo:text-indent="0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.953cm" fo:margin-right="0cm" fo:margin-top="0cm" fo:margin-bottom="0cm" loext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Lucida Sans Unicode" fo:font-family="'Lucida Sans Unicode'" style:font-family-generic="roman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fo:font-size="18pt" style:letter-kerning="true" style:font-name-asian="DejaVu Sans1" style:font-family-asian="'DejaVu Sans'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Lucida Sans Unicode" fo:font-family="'Lucida Sans Unicode'" style:font-family-generic="roman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left="0.953cm" fo:margin-right="0cm" fo:margin-top="0cm" fo:margin-bottom="0.503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left="2.064cm" fo:margin-right="0cm" fo:margin-top="0cm" fo:margin-bottom="0.4cm" loext:contextual-spacing="false" fo:text-align="start" style:justify-single-word="false" fo:text-indent="0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left="3.175cm" fo:margin-right="0cm" fo:margin-top="0cm" fo:margin-bottom="0.3cm" loext:contextual-spacing="false" fo:text-align="start" style:justify-single-word="false" fo:text-indent="0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left="4.445cm" fo:margin-right="0cm" fo:margin-top="0cm" fo:margin-bottom="0.203cm" loext:contextual-spacing="false" fo:text-align="start" style:justify-single-word="false" fo:text-indent="0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re1_7e_LT_7e_Gliederung_20_1" style:display-name="Titre1~LT~Gliederung 1" style:family="paragraph" style:default-outline-level="">
      <style:paragraph-properties fo:margin-left="0.953cm" fo:margin-right="0cm" fo:margin-top="0.282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re1_7e_LT_7e_Gliederung_20_2" style:display-name="Titre1~LT~Gliederung 2" style:family="paragraph" style:parent-style-name="Titre1_7e_LT_7e_Gliederung_20_1" style:default-outline-level="">
      <style:paragraph-properties fo:margin-left="2.064cm" fo:margin-right="0cm" fo:margin-top="0.245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re1_7e_LT_7e_Gliederung_20_3" style:display-name="Titre1~LT~Gliederung 3" style:family="paragraph" style:parent-style-name="Titre1_7e_LT_7e_Gliederung_20_2" style:default-outline-level="">
      <style:paragraph-properties fo:margin-left="3.175cm" fo:margin-right="0cm" fo:margin-top="0.212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re1_7e_LT_7e_Gliederung_20_4" style:display-name="Titre1~LT~Gliederung 4" style:family="paragraph" style:parent-style-name="Titre1_7e_LT_7e_Gliederung_20_3" style:default-outline-level="">
      <style:paragraph-properties fo:margin-left="4.445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5" style:display-name="Titre1~LT~Gliederung 5" style:family="paragraph" style:parent-style-name="Titre1_7e_LT_7e_Gliederung_20_4" style:default-outline-level="">
      <style:paragraph-properties fo:margin-left="5.715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6" style:display-name="Titre1~LT~Gliederung 6" style:family="paragraph" style:parent-style-name="Titre1_7e_LT_7e_Gliederung_20_5" style:default-outline-level="">
      <style:paragraph-properties fo:margin-left="5.715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7" style:display-name="Titre1~LT~Gliederung 7" style:family="paragraph" style:parent-style-name="Titre1_7e_LT_7e_Gliederung_20_6" style:default-outline-level="">
      <style:paragraph-properties fo:margin-left="5.715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8" style:display-name="Titre1~LT~Gliederung 8" style:family="paragraph" style:parent-style-name="Titre1_7e_LT_7e_Gliederung_20_7" style:default-outline-level="">
      <style:paragraph-properties fo:margin-left="5.715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9" style:display-name="Titre1~LT~Gliederung 9" style:family="paragraph" style:parent-style-name="Titre1_7e_LT_7e_Gliederung_20_8" style:default-outline-level="">
      <style:paragraph-properties fo:margin-left="5.715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Titel" style:display-name="Titre1~LT~Titel" style:family="paragraph" style:default-outline-level="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re1_7e_LT_7e_Untertitel" style:display-name="Titre1~LT~Untertitel" style:family="paragraph" style:default-outline-level="">
      <style:paragraph-properties fo:margin-left="0.953cm" fo:margin-right="0cm" fo:margin-top="0.282cm" fo:margin-bottom="0cm" loext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re1_7e_LT_7e_Notizen" style:display-name="Titre1~LT~Notizen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re1_7e_LT_7e_Hintergrundobjekte" style:display-name="Titre1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re1_7e_LT_7e_Hintergrund" style:display-name="Titre1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le_20_and_20_Content_7e_LT_7e_Gliederung_20_1" style:display-name="Title and Content~LT~Gliederung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32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cm" fo:margin-right="0cm" fo:margin-top="0cm" fo:margin-bottom="0.3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cm" fo:margin-right="0cm" fo:margin-top="0cm" fo:margin-bottom="0.3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cm" fo:margin-right="0cm" fo:margin-top="0cm" fo:margin-bottom="0.1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44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2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Standard_20_1_7e_LT_7e_Gliederung_20_1" style:display-name="Standard 1~LT~Gliederung 1" style:family="paragraph" style:default-outline-level="">
      <style:paragraph-properties fo:margin-left="0cm" fo:margin-right="0cm" fo:margin-top="0cm" fo:margin-bottom="0.54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1_7e_LT_7e_Gliederung_20_2" style:display-name="Standard 1~LT~Gliederung 2" style:family="paragraph" style:parent-style-name="Standard_20_1_7e_LT_7e_Gliederung_20_1" style:default-outline-level="">
      <style:paragraph-properties fo:margin-left="0cm" fo:margin-right="0cm" fo:margin-top="0cm" fo:margin-bottom="0.439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20_1_7e_LT_7e_Gliederung_20_3" style:display-name="Standard 1~LT~Gliederung 3" style:family="paragraph" style:parent-style-name="Standard_20_1_7e_LT_7e_Gliederung_20_2" style:default-outline-level="">
      <style:paragraph-properties fo:margin-left="0cm" fo:margin-right="0cm" fo:margin-top="0cm" fo:margin-bottom="0.33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20_1_7e_LT_7e_Gliederung_20_4" style:display-name="Standard 1~LT~Gliederung 4" style:family="paragraph" style:parent-style-name="Standard_20_1_7e_LT_7e_Gliederung_20_3" style:default-outline-level="">
      <style:paragraph-properties fo:margin-left="0cm" fo:margin-right="0cm" fo:margin-top="0cm" fo:margin-bottom="0.22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5" style:display-name="Standard 1~LT~Gliederung 5" style:family="paragraph" style:parent-style-name="Standard_20_1_7e_LT_7e_Gliederung_20_4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6" style:display-name="Standard 1~LT~Gliederung 6" style:family="paragraph" style:parent-style-name="Standard_20_1_7e_LT_7e_Gliederung_20_5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7" style:display-name="Standard 1~LT~Gliederung 7" style:family="paragraph" style:parent-style-name="Standard_20_1_7e_LT_7e_Gliederung_20_6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8" style:display-name="Standard 1~LT~Gliederung 8" style:family="paragraph" style:parent-style-name="Standard_20_1_7e_LT_7e_Gliederung_20_7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9" style:display-name="Standard 1~LT~Gliederung 9" style:family="paragraph" style:parent-style-name="Standard_20_1_7e_LT_7e_Gliederung_20_8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Titel" style:display-name="Standard 1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44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1_7e_LT_7e_Untertitel" style:display-name="Standard 1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1_7e_LT_7e_Notizen" style:display-name="Standard 1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1_7e_LT_7e_Hintergrundobjekte" style:display-name="Standard 1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Standard_20_1_7e_LT_7e_Hintergrund" style:display-name="Standard 1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Standard_20_2_7e_LT_7e_Gliederung_20_1" style:display-name="Standard 2~LT~Gliederung 1" style:family="paragraph" style:default-outline-level="">
      <style:paragraph-properties fo:margin-left="0cm" fo:margin-right="0cm" fo:margin-top="0cm" fo:margin-bottom="0.55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32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2_7e_LT_7e_Gliederung_20_2" style:display-name="Standard 2~LT~Gliederung 2" style:family="paragraph" style:parent-style-name="Standard_20_2_7e_LT_7e_Gliederung_20_1" style:default-outline-level="">
      <style:paragraph-properties fo:margin-left="0cm" fo:margin-right="0cm" fo:margin-top="0cm" fo:margin-bottom="0.43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20_2_7e_LT_7e_Gliederung_20_3" style:display-name="Standard 2~LT~Gliederung 3" style:family="paragraph" style:parent-style-name="Standard_20_2_7e_LT_7e_Gliederung_20_2" style:default-outline-level="">
      <style:paragraph-properties fo:margin-left="0cm" fo:margin-right="0cm" fo:margin-top="0cm" fo:margin-bottom="0.33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20_2_7e_LT_7e_Gliederung_20_4" style:display-name="Standard 2~LT~Gliederung 4" style:family="paragraph" style:parent-style-name="Standard_20_2_7e_LT_7e_Gliederung_20_3" style:default-outline-level="">
      <style:paragraph-properties fo:margin-left="0cm" fo:margin-right="0cm" fo:margin-top="0cm" fo:margin-bottom="0.22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5" style:display-name="Standard 2~LT~Gliederung 5" style:family="paragraph" style:parent-style-name="Standard_20_2_7e_LT_7e_Gliederung_20_4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6" style:display-name="Standard 2~LT~Gliederung 6" style:family="paragraph" style:parent-style-name="Standard_20_2_7e_LT_7e_Gliederung_20_5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7" style:display-name="Standard 2~LT~Gliederung 7" style:family="paragraph" style:parent-style-name="Standard_20_2_7e_LT_7e_Gliederung_20_6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8" style:display-name="Standard 2~LT~Gliederung 8" style:family="paragraph" style:parent-style-name="Standard_20_2_7e_LT_7e_Gliederung_20_7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9" style:display-name="Standard 2~LT~Gliederung 9" style:family="paragraph" style:parent-style-name="Standard_20_2_7e_LT_7e_Gliederung_20_8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Titel" style:display-name="Standard 2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44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2_7e_LT_7e_Untertitel" style:display-name="Standard 2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2_7e_LT_7e_Notizen" style:display-name="Standard 2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29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9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2_7e_LT_7e_Hintergrundobjekte" style:display-name="Standard 2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Standard_20_2_7e_LT_7e_Hintergrund" style:display-name="Standard 2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/>
    <style:style style:name="Heading_20_5" style:display-name="Heading 5" style:family="paragraph" style:parent-style-name="Heading" style:class="text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3-06-21T10:15:57</meta:creation-date>
    <dc:date>2018-01-16T10:51:07.569222518</dc:date>
    <meta:editing-duration>PT11H42M55S</meta:editing-duration>
    <meta:editing-cycles>51</meta:editing-cycles>
    <meta:generator>LibreOffice/5.1.6.2$Linux_X86_64 LibreOffice_project/10m0$Build-2</meta:generator>
    <meta:document-statistic meta:table-count="0" meta:image-count="0" meta:object-count="0" meta:page-count="1" meta:paragraph-count="13" meta:word-count="106" meta:character-count="634" meta:non-whitespace-character-count="548"/>
  </office:meta>
</office:document-meta>
</file>